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top" draw:auto-grow-height="false" fo:min-height="5.685cm" fo:min-width="4.54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353cm" fo:padding-top="0.151cm" fo:padding-bottom="0.151cm" fo:padding-left="0.276cm" fo:padding-right="0.276cm" draw:shadow="hidden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39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705cm" fo:min-width="1.608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e8ac7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dd58a" draw:textarea-horizontal-align="justify" draw:textarea-vertical-align="middle" draw:auto-grow-height="false" fo:min-height="0.478cm" fo:min-width="3.4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Rounded_20_short_20_Arrow" draw:marker-end-width="0.252cm" draw:fill-color="#add58a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00000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eeeeee" draw:textarea-horizontal-align="justify" draw:textarea-vertical-align="middle" draw:auto-grow-height="false" fo:min-height="4.161cm" fo:min-width="3.27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0.537cm" fo:min-width="0.288cm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306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4cm" fo:min-width="1.752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draw:stroke="solid"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d4711a" draw:textarea-horizontal-align="justify" draw:textarea-vertical-align="middle" draw:auto-grow-height="false" fo:min-height="1.085cm" fo:min-width="0.835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808080" draw:textarea-horizontal-align="justify" draw:textarea-vertical-align="middle" draw:auto-grow-height="false" fo:min-height="1.085cm" fo:min-width="0.83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53cm" svg:stroke-color="#000000" draw:marker-start-width="0.279cm" draw:marker-end="Rounded_20_short_20_Arrow" draw:marker-end-width="0.281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1.084cm" fo:min-width="0.835cm" fo:padding-top="0.142cm" fo:padding-bottom="0.142cm" fo:padding-left="0.267cm" fo:padding-right="0.267cm"/>
    </style:style>
    <style:style style:name="gr2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1.085cm" fo:min-width="0.835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1.24cm" fo:min-width="1.752cm" fo:padding-top="0.142cm" fo:padding-bottom="0.142cm" fo:padding-left="0.267cm" fo:padding-right="0.267cm"/>
    </style:style>
    <style:style style:name="gr25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254cm" draw:fill="solid" draw:fill-color="#dddddd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32cm" fo:min-width="1.74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33cm" fo:min-width="1.742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10.12cm"/>
    </style:style>
    <style:style style:name="gr2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d4711a" draw:textarea-horizontal-align="justify" draw:textarea-vertical-align="middle" draw:auto-grow-height="false" fo:min-height="0.538cm" fo:min-width="0.288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7cm" fo:min-width="1.777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6cm" fo:min-width="1.777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3cm" fo:min-width="1.563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2cm" fo:min-width="1.563cm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Fine_20_Dashed" svg:stroke-width="0.053cm" svg:stroke-color="#0066b3" draw:marker-start-width="0.279cm" draw:marker-end="Rounded_20_short_20_Arrow" draw:marker-end-width="0.254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  <style:text-properties fo:font-size="14pt" fo:font-weight="bold" style:font-size-asian="11pt" style:font-weight-asian="bold" style:font-size-complex="11pt" style:font-weight-complex="bold"/>
    </style:style>
    <style:style style:name="P3" style:family="paragraph">
      <style:paragraph-properties fo:line-height="115%" fo:text-align="center"/>
    </style:style>
    <style:style style:name="P4" style:family="paragraph">
      <loext:graphic-properties draw:fill="none" draw:fill-color="#ffffff"/>
      <style:paragraph-properties fo:line-height="115%" fo:text-align="center"/>
      <style:text-properties fo:font-size="12pt" fo:font-weight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1pt" fo:font-weight="bold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loext:graphic-properties draw:fill-color="#5e8ac7"/>
      <style:paragraph-properties fo:text-align="center"/>
    </style:style>
    <style:style style:name="P11" style:family="paragraph">
      <loext:graphic-properties draw:fill-color="#add58a"/>
      <style:paragraph-properties fo:text-align="center"/>
      <style:text-properties fo:font-size="9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add58a"/>
      <style:paragraph-properties fo:text-align="center"/>
      <style:text-properties fo:font-size="9pt"/>
    </style:style>
    <style:style style:name="P13" style:family="paragraph">
      <loext:graphic-properties draw:fill-color="#eeeeee"/>
      <style:paragraph-properties fo:line-height="115%" fo:text-align="center"/>
      <style:text-properties fo:font-size="12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7477b8"/>
      <style:paragraph-properties fo:line-height="115%" fo:text-align="center"/>
      <style:text-properties fo:color="#ffffff" fo:font-size="12pt" fo:font-weight="bold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-color="#c2e0ae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-color="#d4711a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8" style:family="paragraph">
      <loext:graphic-properties draw:fill-color="#808080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9" style:family="paragraph">
      <loext:graphic-properties draw:fill-color="#7477b8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20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18pt" style:font-size-asian="24pt" style:font-size-complex="24pt"/>
    </style:style>
    <style:style style:name="P22" style:family="paragraph">
      <loext:graphic-properties draw:fill-color="#d4711a"/>
      <style:paragraph-properties fo:line-height="115%" fo:text-align="center"/>
      <style:text-properties fo:color="#ffffff" fo:font-size="12pt" fo:font-weight="bold" style:font-size-asian="24pt" style:font-size-complex="24pt"/>
    </style:style>
    <style:style style:name="P23" style:family="paragraph">
      <loext:graphic-properties draw:fill-color="#ffffff"/>
      <style:paragraph-properties fo:text-align="center"/>
      <style:text-properties fo:font-size="12pt" style:font-size-asian="24pt" style:font-size-complex="24pt"/>
    </style:style>
    <style:style style:name="T1" style:family="text">
      <style:text-properties fo:font-size="14pt" fo:font-weight="bold" style:font-size-asian="11pt" style:font-weight-asian="bold" style:font-size-complex="11pt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weight="bold"/>
    </style:style>
    <style:style style:name="T4" style:family="text">
      <style:text-properties fo:font-size="9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1pt" fo:font-weight="bold" style:font-size-asian="22pt" style:font-size-complex="22pt"/>
    </style:style>
    <style:style style:name="T7" style:family="text">
      <style:text-properties style:font-name="Liberation Mono" fo:font-size="16pt" style:font-size-asian="16pt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ffff" fo:font-size="12pt" fo:font-weight="bold" style:font-size-asian="22pt" style:font-size-complex="22pt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fo:font-size="16pt" style:font-size-asian="22pt" style:font-size-complex="22pt"/>
    </style:style>
    <style:style style:name="T12" style:family="text">
      <style:text-properties style:font-name="Liberation Mono" fo:font-size="16pt" fo:font-weight="bold" style:font-size-asian="22pt" style:font-weight-asian="bold" style:font-size-complex="22pt" style:font-weight-complex="bold"/>
    </style:style>
    <style:style style:name="T13" style:family="text">
      <style:text-properties fo:font-size="11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969cm" svg:x="6.52cm" svg:y="2.143cm">
          <text:p text:style-name="P1"><text:span text:style-name="T1">sys</text:span><text:span text:style-name="T1">tem</text:span><text:span text:style-name="T1">rdl-</text:span><text:span text:style-name="T1">co</text:span><text:span text:style-name="T1">mpi</text:span><text:span text:style-name="T1">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81cm" svg:height="1.27cm" svg:x="2.267cm" svg:y="6.696cm">
          <draw:text-box>
            <text:p text:style-name="P3"><text:span text:style-name="T2">SystemRDL 2.0</text:span></text:p>
            <text:p text:style-name="P3"><text:span text:style-name="T2">Input</text:span></text:p>
          </draw:text-box>
        </draw:frame>
        <draw:g xml:id="id11" draw:id="id11">
          <draw:custom-shape draw:style-name="gr3" draw:text-style-name="P5" draw:layer="layout" svg:width="1.905cm" svg:height="2.54cm" svg:x="3.337cm" svg:y="3.8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591cm" svg:y1="4.856cm" svg:x2="4.988cm" svg:y2="4.856cm">
            <text:p/>
          </draw:line>
          <draw:line draw:style-name="gr4" draw:text-style-name="P6" draw:layer="layout" svg:x1="3.591cm" svg:y1="5.11cm" svg:x2="4.988cm" svg:y2="5.11cm">
            <text:p/>
          </draw:line>
          <draw:line draw:style-name="gr4" draw:text-style-name="P6" draw:layer="layout" svg:x1="3.591cm" svg:y1="5.364cm" svg:x2="4.988cm" svg:y2="5.364cm">
            <text:p/>
          </draw:line>
          <draw:line draw:style-name="gr4" draw:text-style-name="P6" draw:layer="layout" svg:x1="3.591cm" svg:y1="5.618cm" svg:x2="4.988cm" svg:y2="5.618cm">
            <text:p/>
          </draw:line>
          <draw:line draw:style-name="gr4" draw:text-style-name="P6" draw:layer="layout" svg:x1="3.591cm" svg:y1="5.872cm" svg:x2="4.988cm" svg:y2="5.872cm">
            <text:p/>
          </draw:line>
          <draw:frame draw:style-name="gr5" draw:text-style-name="P8" draw:layer="layout" svg:width="1.905cm" svg:height="0.889cm" svg:x="3.337cm" svg:y="3.84cm">
            <draw:text-box>
              <text:p text:style-name="P7"><text:span text:style-name="T3">RDL</text:span></text:p>
            </draw:text-box>
          </draw:frame>
        </draw:g>
        <draw:g xml:id="id12" draw:id="id12">
          <draw:custom-shape draw:style-name="gr6" draw:text-style-name="P9" draw:layer="layout" svg:width="2.159cm" svg:height="2.667cm" svg:x="12.902cm" svg:y="4.057cm">
            <text:p/>
            <draw:enhanced-geometry svg:viewBox="0 0 88 21600" draw:glue-points="44 ?f6 44 0 0 10800 44 21600 88 10800" draw:text-areas="0 ?f6 88 ?f3" draw:type="can" draw:modifiers="3563.0390143737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0" xml:id="id1" draw:id="id1" draw:layer="layout" svg:width="0.381cm" svg:height="0.381cm" svg:x="13.664cm" svg:y="4.6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2" draw:id="id2" draw:layer="layout" svg:width="0.381cm" svg:height="0.381cm" svg:x="13.156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3" draw:id="id3" draw:layer="layout" svg:width="0.381cm" svg:height="0.381cm" svg:x="13.664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4" draw:id="id4" draw:layer="layout" svg:width="0.381cm" svg:height="0.381cm" svg:x="14.172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5" draw:id="id5" draw:layer="layout" svg:width="0.381cm" svg:height="0.381cm" svg:x="13.918cm" svg:y="5.9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6" draw:id="id6" draw:layer="layout" svg:width="0.381cm" svg:height="0.381cm" svg:x="14.426cm" svg:y="5.962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10" draw:layer="layout" svg:x1="13.854cm" svg:y1="5.073cm" svg:x2="13.346cm" svg:y2="5.327cm" draw:start-shape="id1" draw:start-glue-point="2" draw:end-shape="id2" draw:end-glue-point="0" svg:d="M13854 5073v126h-508v128" svg:viewBox="0 0 509 255">
            <text:p/>
          </draw:connector>
          <draw:connector draw:style-name="gr8" draw:text-style-name="P10" draw:layer="layout" svg:x1="13.854cm" svg:y1="5.073cm" svg:x2="13.854cm" svg:y2="5.327cm" draw:start-shape="id1" draw:start-glue-point="2" draw:end-shape="id3" draw:end-glue-point="0" svg:d="M13854 5073v254" svg:viewBox="0 0 1 255">
            <text:p/>
          </draw:connector>
          <draw:connector draw:style-name="gr8" draw:text-style-name="P10" draw:layer="layout" svg:x1="13.854cm" svg:y1="5.073cm" svg:x2="14.362cm" svg:y2="5.327cm" draw:start-shape="id1" draw:start-glue-point="2" draw:end-shape="id4" draw:end-glue-point="0" svg:d="M13854 5073v126h508v128" svg:viewBox="0 0 509 255">
            <text:p/>
          </draw:connector>
          <draw:connector draw:style-name="gr8" draw:text-style-name="P10" draw:layer="layout" svg:x1="14.362cm" svg:y1="5.708cm" svg:x2="14.108cm" svg:y2="5.962cm" draw:start-shape="id4" draw:start-glue-point="2" draw:end-shape="id5" draw:end-glue-point="0" svg:d="M14362 5708v126h-254v128" svg:viewBox="0 0 255 255">
            <text:p/>
          </draw:connector>
          <draw:connector draw:style-name="gr8" draw:text-style-name="P10" draw:layer="layout" svg:x1="14.362cm" svg:y1="5.708cm" svg:x2="14.616cm" svg:y2="5.962cm" draw:start-shape="id4" draw:start-glue-point="2" draw:end-shape="id6" draw:end-glue-point="0" svg:d="M14362 5708v126h254v128" svg:viewBox="0 0 255 255">
            <text:p/>
          </draw:connector>
        </draw:g>
        <draw:frame draw:style-name="gr2" draw:text-style-name="P4" draw:layer="layout" svg:width="3.81cm" svg:height="1.27cm" svg:x="12.113cm" svg:y="6.715cm">
          <draw:text-box>
            <text:p text:style-name="P3"><text:span text:style-name="T2">Hierarchical </text:span><text:span text:style-name="T2">Register Model</text:span></text:p>
          </draw:text-box>
        </draw:frame>
        <draw:custom-shape draw:style-name="gr9" draw:text-style-name="P11" xml:id="id7" draw:id="id7" draw:layer="layout" svg:width="4.01cm" svg:height="0.762cm" svg:x="7.055cm" svg:y="3.032cm">
          <text:p text:style-name="P1"><text:span text:style-name="T4">Pars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4.01cm" svg:height="0.762cm" svg:x="7.055cm" svg:y="4.302cm">
          <text:p text:style-name="P1"><text:span text:style-name="T4">Model </text:span><text:span text:style-name="T4">Comp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9" draw:id="id9" draw:layer="layout" svg:width="4.01cm" svg:height="0.762cm" svg:x="7.055cm" svg:y="5.572cm">
          <text:p text:style-name="P1"><text:span text:style-name="T4">Elaborat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0" draw:id="id10" draw:layer="layout" svg:width="4.01cm" svg:height="0.762cm" svg:x="7.055cm" svg:y="6.842cm">
          <text:p text:style-name="P1"><text:span text:style-name="T4">Semantic Check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.06cm" svg:y1="3.794cm" svg:x2="9.06cm" svg:y2="4.302cm" draw:start-shape="id7" draw:start-glue-point="2" draw:end-shape="id8" draw:end-glue-point="0" svg:d="M9060 3794v508" svg:viewBox="0 0 1 509">
          <text:p/>
        </draw:connector>
        <draw:connector draw:style-name="gr10" draw:text-style-name="P12" draw:layer="layout" svg:x1="9.06cm" svg:y1="5.064cm" svg:x2="9.06cm" svg:y2="5.572cm" draw:start-shape="id8" draw:start-glue-point="2" draw:end-shape="id9" draw:end-glue-point="0" svg:d="M9060 5064v508" svg:viewBox="0 0 1 509">
          <text:p/>
        </draw:connector>
        <draw:connector draw:style-name="gr10" draw:text-style-name="P12" draw:layer="layout" svg:x1="9.06cm" svg:y1="6.334cm" svg:x2="9.06cm" svg:y2="6.842cm" draw:start-shape="id9" draw:start-glue-point="2" draw:end-shape="id10" draw:end-glue-point="0" svg:d="M9060 6334v508" svg:viewBox="0 0 1 509">
          <text:p/>
        </draw:connector>
        <draw:g>
          <draw:custom-shape draw:style-name="gr3" draw:text-style-name="P5" draw:layer="layout" svg:width="1.905cm" svg:height="2.54cm" svg:x="3.21cm" svg:y="3.967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464cm" svg:y1="4.983cm" svg:x2="4.861cm" svg:y2="4.983cm">
            <text:p/>
          </draw:line>
          <draw:line draw:style-name="gr4" draw:text-style-name="P6" draw:layer="layout" svg:x1="3.464cm" svg:y1="5.237cm" svg:x2="4.861cm" svg:y2="5.237cm">
            <text:p/>
          </draw:line>
          <draw:line draw:style-name="gr4" draw:text-style-name="P6" draw:layer="layout" svg:x1="3.464cm" svg:y1="5.491cm" svg:x2="4.861cm" svg:y2="5.491cm">
            <text:p/>
          </draw:line>
          <draw:line draw:style-name="gr4" draw:text-style-name="P6" draw:layer="layout" svg:x1="3.464cm" svg:y1="5.745cm" svg:x2="4.861cm" svg:y2="5.745cm">
            <text:p/>
          </draw:line>
          <draw:line draw:style-name="gr4" draw:text-style-name="P6" draw:layer="layout" svg:x1="3.464cm" svg:y1="5.999cm" svg:x2="4.861cm" svg:y2="5.999cm">
            <text:p/>
          </draw:line>
          <draw:frame draw:style-name="gr5" draw:text-style-name="P8" draw:layer="layout" svg:width="1.905cm" svg:height="0.889cm" svg:x="3.21cm" svg:y="3.967cm">
            <draw:text-box>
              <text:p text:style-name="P7"><text:span text:style-name="T3">RDL</text:span></text:p>
            </draw:text-box>
          </draw:frame>
        </draw:g>
        <draw:g>
          <draw:custom-shape draw:style-name="gr3" draw:text-style-name="P5" draw:layer="layout" svg:width="1.905cm" svg:height="2.54cm" svg:x="3.083cm" svg:y="4.09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337cm" svg:y1="5.11cm" svg:x2="4.734cm" svg:y2="5.11cm">
            <text:p/>
          </draw:line>
          <draw:line draw:style-name="gr4" draw:text-style-name="P6" draw:layer="layout" svg:x1="3.337cm" svg:y1="5.364cm" svg:x2="4.734cm" svg:y2="5.364cm">
            <text:p/>
          </draw:line>
          <draw:line draw:style-name="gr4" draw:text-style-name="P6" draw:layer="layout" svg:x1="3.337cm" svg:y1="5.618cm" svg:x2="4.734cm" svg:y2="5.618cm">
            <text:p/>
          </draw:line>
          <draw:line draw:style-name="gr4" draw:text-style-name="P6" draw:layer="layout" svg:x1="3.337cm" svg:y1="5.872cm" svg:x2="4.734cm" svg:y2="5.872cm">
            <text:p/>
          </draw:line>
          <draw:line draw:style-name="gr4" draw:text-style-name="P6" draw:layer="layout" svg:x1="3.337cm" svg:y1="6.126cm" svg:x2="4.734cm" svg:y2="6.126cm">
            <text:p/>
          </draw:line>
          <draw:frame draw:style-name="gr5" draw:text-style-name="P8" draw:layer="layout" svg:width="1.905cm" svg:height="0.889cm" svg:x="3.083cm" svg:y="4.094cm">
            <draw:text-box>
              <text:p text:style-name="P7"><text:span text:style-name="T3">RDL</text:span></text:p>
            </draw:text-box>
          </draw:frame>
        </draw:g>
        <draw:connector draw:style-name="gr11" draw:text-style-name="P1" draw:layer="layout" svg:x1="5.242cm" svg:y1="5.11cm" svg:x2="7.055cm" svg:y2="3.413cm" draw:start-shape="id11" draw:start-glue-point="1" draw:end-shape="id7" draw:end-glue-point="3" svg:d="M5242 5110h911v-1697h902" svg:viewBox="0 0 1814 1698">
          <text:p/>
        </draw:connector>
        <draw:custom-shape draw:style-name="gr12" draw:text-style-name="P13" xml:id="id13" draw:id="id13" draw:layer="layout" svg:width="3.81cm" svg:height="4.445cm" svg:x="16.24cm" svg:y="3.159cm">
          <text:p text:style-name="P3"><text:span text:style-name="T5">Your </text:span><text:span text:style-name="T5">Custo</text:span><text:span text:style-name="T5">m</text:span></text:p>
          <text:p text:style-name="P3"><text:span text:style-name="T5">View </text:span><text:span text:style-name="T5">Gener</text:span><text:span text:style-name="T5">ato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329cm" svg:x1="11.065cm" svg:y1="7.223cm" svg:x2="12.902cm" svg:y2="5.39cm" draw:end-shape="id12" draw:end-glue-point="3" svg:d="M11065 7223h984v-1833h853" svg:viewBox="0 0 1838 1834">
          <text:p/>
        </draw:connector>
        <draw:connector draw:style-name="gr11" draw:text-style-name="P1" draw:layer="layout" svg:x1="15.061cm" svg:y1="5.39cm" svg:x2="16.24cm" svg:y2="5.381cm" draw:start-shape="id12" draw:start-glue-point="1" draw:end-shape="id13" draw:end-glue-point="3" svg:d="M15061 5390h594v-9h585" svg:viewBox="0 0 1180 10">
          <text:p/>
        </draw:connector>
      </draw:page>
      <draw:page draw:name="page2" draw:style-name="dp1" draw:master-page-name="Default">
        <draw:custom-shape draw:style-name="gr13" draw:text-style-name="P14" draw:layer="layout" svg:width="0.91cm" svg:height="0.909cm" svg:x="12.336cm" svg:y="15.866cm">
          <text:p text:style-name="P3"><text:span text:style-name="T6">(f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5" draw:layer="layout" draw:type="curve" svg:x1="7.597cm" svg:y1="13.496cm" svg:x2="4.586cm" svg:y2="14.494cm" draw:start-shape="id14" draw:start-glue-point="3" draw:end-shape="id15" draw:end-glue-point="1" svg:d="M7597 13496c-2257 0-752 998-3011 998" svg:viewBox="0 0 3012 999">
          <text:p text:style-name="P1"/>
        </draw:connector>
        <draw:connector draw:style-name="gr14" draw:text-style-name="P15" draw:layer="layout" draw:type="curve" svg:x1="6.383cm" svg:y1="16.53cm" svg:x2="4.586cm" svg:y2="17.527cm" draw:start-shape="id16" draw:start-glue-point="3" draw:end-shape="id17" draw:end-glue-point="1" svg:d="M6383 16530c-1348 0-450 997-1797 997" svg:viewBox="0 0 1798 998">
          <text:p text:style-name="P1"/>
        </draw:connector>
        <draw:connector draw:style-name="gr14" draw:text-style-name="P15" draw:layer="layout" draw:type="curve" svg:x1="8.81cm" svg:y1="16.53cm" svg:x2="4.586cm" svg:y2="17.527cm" draw:start-shape="id18" draw:start-glue-point="3" draw:end-shape="id17" draw:end-glue-point="1" svg:d="M8810 16530c-3168 0-1056 997-4224 997" svg:viewBox="0 0 4225 998">
          <text:p text:style-name="P1"/>
        </draw:connector>
        <draw:connector draw:style-name="gr14" draw:text-style-name="P15" draw:layer="layout" draw:type="curve" svg:x1="6.383cm" svg:y1="19.564cm" svg:x2="4.586cm" svg:y2="20.561cm" draw:start-shape="id19" draw:start-glue-point="3" draw:end-shape="id20" draw:end-glue-point="1" svg:d="M6383 19564c-1348 0-450 997-1797 997" svg:viewBox="0 0 1798 998">
          <text:p text:style-name="P1"/>
        </draw:connector>
        <draw:connector draw:style-name="gr14" draw:text-style-name="P15" draw:layer="layout" draw:type="curve" svg:x1="8.833cm" svg:y1="19.531cm" svg:x2="4.586cm" svg:y2="20.561cm" draw:start-shape="id21" draw:start-glue-point="3" draw:end-shape="id20" draw:end-glue-point="1" svg:d="M8833 19531c-3186 0-1063 1030-4247 1030" svg:viewBox="0 0 4248 1031">
          <text:p text:style-name="P1"/>
        </draw:connector>
        <draw:line draw:style-name="gr15" draw:text-style-name="P15" draw:layer="layout" svg:x1="5.045cm" svg:y1="5.623cm" svg:x2="15.713cm" svg:y2="5.623cm">
          <text:p text:style-name="P1"/>
        </draw:line>
        <draw:custom-shape draw:style-name="gr16" draw:text-style-name="P16" xml:id="id22" draw:id="id22" draw:layer="layout" svg:width="2.286cm" svg:height="1.524cm" svg:x="5.807cm" svg:y="2.27cm">
          <text:p text:style-name="P1"><text:span text:style-name="T7">to</text:span><text:span text:style-name="T7">p</text:span></text:p>
          <text:p text:style-name="P1"><text:span text:style-name="T8">(add</text:span><text:span text:style-name="T8">rma</text:span><text:span text:style-name="T8">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3" draw:id="id23" draw:layer="layout" svg:width="2.286cm" svg:height="1.524cm" svg:x="2.759cm" svg:y="5.318cm">
          <text:p text:style-name="P1"><text:span text:style-name="T7">A</text:span></text:p>
          <text:p text:style-name="P1"><text:span text:style-name="T8">(reg)</text:span></text:p>
          <text:p text:style-name="P1"><text:span text:style-name="T8">dim</text:span><text:span text:style-name="T8">=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5" draw:id="id25" draw:layer="layout" svg:width="2.286cm" svg:height="1.524cm" svg:x="1.235cm" svg:y="8.366cm">
          <text:p text:style-name="P1"><text:span text:style-name="T7">f1</text:span></text:p>
          <text:p text:style-name="P1"><text:span text:style-name="T8">(fiel</text:span><text:span text:style-name="T8">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6" draw:id="id26" draw:layer="layout" svg:width="2.286cm" svg:height="1.524cm" svg:x="4.283cm" svg:y="8.366cm">
          <text:p text:style-name="P1"><text:span text:style-name="T7">f2</text:span></text:p>
          <text:p text:style-name="P1"><text:span text:style-name="T8">(fiel</text:span><text:span text:style-name="T8">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4" draw:id="id24" draw:layer="layout" svg:width="2.286cm" svg:height="1.524cm" svg:x="8.855cm" svg:y="5.318cm">
          <text:p text:style-name="P1"><text:span text:style-name="T7">B</text:span></text:p>
          <text:p text:style-name="P1"><text:span text:style-name="T8">(re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7" draw:id="id27" draw:layer="layout" svg:width="2.286cm" svg:height="1.524cm" svg:x="7.331cm" svg:y="8.366cm">
          <text:p text:style-name="P1"><text:span text:style-name="T7">f1</text:span></text:p>
          <text:p text:style-name="P1"><text:span text:style-name="T8">(fiel</text:span><text:span text:style-name="T8">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8" draw:id="id28" draw:layer="layout" svg:width="2.286cm" svg:height="1.524cm" svg:x="10.379cm" svg:y="8.366cm">
          <text:p text:style-name="P1"><text:span text:style-name="T7">f</text:span><text:span text:style-name="T7">2</text:span></text:p>
          <text:p text:style-name="P1"><text:span text:style-name="T8">(</text:span><text:span text:style-name="T8">f</text:span><text:span text:style-name="T8">i</text:span><text:span text:style-name="T8">e</text:span><text:span text:style-name="T8">l</text:span><text:span text:style-name="T8">d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draw:type="curve" svg:x1="6.95cm" svg:y1="3.794cm" svg:x2="3.902cm" svg:y2="5.318cm" draw:start-shape="id22" draw:start-glue-point="2" draw:end-shape="id23" svg:d="M6950 3794c0 1143-3048 381-3048 1524" svg:viewBox="0 0 3049 1525">
          <text:p text:style-name="P1"/>
        </draw:connector>
        <draw:connector draw:style-name="gr18" draw:text-style-name="P15" draw:layer="layout" draw:type="curve" svg:x1="6.95cm" svg:y1="3.794cm" svg:x2="9.998cm" svg:y2="5.318cm" draw:start-shape="id22" draw:start-glue-point="2" draw:end-shape="id24" svg:d="M6950 3794c0 1143 3048 381 3048 1524" svg:viewBox="0 0 3049 1525">
          <text:p text:style-name="P1"/>
        </draw:connector>
        <draw:connector draw:style-name="gr17" draw:text-style-name="P15" draw:layer="layout" draw:type="curve" svg:x1="3.902cm" svg:y1="6.842cm" svg:x2="2.378cm" svg:y2="8.366cm" draw:start-shape="id23" draw:start-glue-point="2" draw:end-shape="id25" draw:end-glue-point="0" svg:d="M3902 6842c0 1143-1524 381-1524 1524" svg:viewBox="0 0 1525 1525">
          <text:p text:style-name="P1"/>
        </draw:connector>
        <draw:connector draw:style-name="gr17" draw:text-style-name="P15" draw:layer="layout" draw:type="curve" svg:x1="3.902cm" svg:y1="6.842cm" svg:x2="5.426cm" svg:y2="8.366cm" draw:start-shape="id23" draw:start-glue-point="2" draw:end-shape="id26" draw:end-glue-point="0" svg:d="M3902 6842c0 1143 1524 381 1524 1524" svg:viewBox="0 0 1525 1525">
          <text:p text:style-name="P1"/>
        </draw:connector>
        <draw:connector draw:style-name="gr17" draw:text-style-name="P15" draw:layer="layout" draw:type="curve" svg:x1="9.998cm" svg:y1="6.842cm" svg:x2="8.474cm" svg:y2="8.366cm" draw:start-shape="id24" draw:start-glue-point="2" draw:end-shape="id27" draw:end-glue-point="0" svg:d="M9998 6842c0 1143-1524 381-1524 1524" svg:viewBox="0 0 1525 1525">
          <text:p text:style-name="P1"/>
        </draw:connector>
        <draw:connector draw:style-name="gr17" draw:text-style-name="P15" draw:layer="layout" draw:type="curve" svg:x1="9.998cm" svg:y1="6.842cm" svg:x2="11.522cm" svg:y2="8.366cm" draw:start-shape="id24" draw:start-glue-point="2" draw:end-shape="id28" draw:end-glue-point="0" svg:d="M9998 6842c0 1143 1524 381 1524 1524" svg:viewBox="0 0 1525 1525">
          <text:p text:style-name="P1"/>
        </draw:connector>
        <draw:custom-shape draw:style-name="gr19" draw:text-style-name="P17" xml:id="id18" draw:id="id18" draw:layer="layout" svg:width="1.517cm" svg:height="1.517cm" svg:x="8.81cm" svg:y="15.772cm">
          <text:p text:style-name="P3"><text:span text:style-name="T9">(A)</text:span></text:p>
          <text:p text:style-name="P3"><text:span text:style-name="T9">i=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xml:id="id21" draw:id="id21" draw:layer="layout" svg:width="1.517cm" svg:height="1.517cm" svg:x="8.833cm" svg:y="18.773cm">
          <text:p text:style-name="P3"><text:span text:style-name="T9">(f1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14" draw:id="id14" draw:layer="layout" svg:width="1.516cm" svg:height="1.517cm" svg:x="7.597cm" svg:y="12.738cm">
          <text:p text:style-name="P3"><text:span text:style-name="T9">(top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curve" svg:x1="9.568cm" svg:y1="15.772cm" svg:x2="8.355cm" svg:y2="14.255cm" draw:start-shape="id18" draw:start-glue-point="0" draw:end-shape="id14" draw:end-glue-point="2" svg:d="M9568 15772c0-1138-1213-380-1213-1517" svg:viewBox="0 0 1214 1518">
          <text:p text:style-name="P1"/>
        </draw:connector>
        <draw:connector draw:style-name="gr21" draw:text-style-name="P15" draw:layer="layout" draw:type="curve" svg:x1="9.591cm" svg:y1="18.773cm" svg:x2="9.568cm" svg:y2="17.289cm" draw:start-shape="id21" draw:start-glue-point="0" draw:end-shape="id18" draw:end-glue-point="2" svg:d="M9591 18773c0-1113-23-371-23-1484" svg:viewBox="0 0 24 1485">
          <text:p text:style-name="P1"/>
        </draw:connector>
        <draw:custom-shape draw:style-name="gr22" draw:text-style-name="P19" xml:id="id19" draw:id="id19" draw:layer="layout" svg:width="1.517cm" svg:height="1.516cm" svg:x="6.383cm" svg:y="18.806cm">
          <text:p text:style-name="P3"><text:span text:style-name="T9">(f1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curve" svg:x1="7.141cm" svg:y1="18.806cm" svg:x2="7.141cm" svg:y2="17.289cm" draw:start-shape="id19" draw:start-glue-point="0" draw:end-shape="id16" draw:end-glue-point="2" svg:d="M7141 18806v-1517" svg:viewBox="0 0 1 1518">
          <text:p text:style-name="P1"/>
        </draw:connector>
        <draw:custom-shape draw:style-name="gr23" draw:text-style-name="P19" xml:id="id16" draw:id="id16" draw:layer="layout" svg:width="1.517cm" svg:height="1.517cm" svg:x="6.383cm" svg:y="15.772cm">
          <text:p text:style-name="P3"><text:span text:style-name="T9">(A)</text:span></text:p>
          <text:p text:style-name="P3"><text:span text:style-name="T9">i=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curve" svg:x1="7.141cm" svg:y1="15.772cm" svg:x2="8.355cm" svg:y2="14.255cm" draw:start-shape="id16" draw:start-glue-point="0" draw:end-shape="id14" svg:d="M7141 15772c0-1138 1214-380 1214-1517" svg:viewBox="0 0 1215 1518">
          <text:p text:style-name="P1"/>
        </draw:connector>
        <draw:custom-shape draw:style-name="gr24" draw:text-style-name="P20" xml:id="id29" draw:id="id29" draw:layer="layout" svg:width="2.286cm" svg:height="1.524cm" svg:x="15.713cm" svg:y="5.318cm">
          <text:p text:style-name="P1"><text:span text:style-name="T10">{my_reg_t}</text:span></text:p>
          <text:p text:style-name="P1"><text:span text:style-name="T8">(re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30" draw:id="id30" draw:layer="layout" svg:width="2.286cm" svg:height="1.524cm" svg:x="14.189cm" svg:y="8.366cm">
          <text:p text:style-name="P1"><text:span text:style-name="T7">f1</text:span></text:p>
          <text:p text:style-name="P1"><text:span text:style-name="T8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31" draw:id="id31" draw:layer="layout" svg:width="2.286cm" svg:height="1.524cm" svg:x="17.237cm" svg:y="8.366cm">
          <text:p text:style-name="P1"><text:span text:style-name="T7">f2</text:span></text:p>
          <text:p text:style-name="P1"><text:span text:style-name="T8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0" draw:layer="layout" draw:type="curve" svg:x1="16.856cm" svg:y1="6.842cm" svg:x2="15.332cm" svg:y2="8.366cm" draw:start-shape="id29" draw:start-glue-point="2" draw:end-shape="id30" draw:end-glue-point="0" svg:d="M16856 6842c0 1143-1524 381-1524 1524" svg:viewBox="0 0 1525 1525">
          <text:p text:style-name="P1"/>
        </draw:connector>
        <draw:connector draw:style-name="gr25" draw:text-style-name="P20" draw:layer="layout" draw:type="curve" svg:x1="16.856cm" svg:y1="6.842cm" svg:x2="18.38cm" svg:y2="8.366cm" draw:start-shape="id29" draw:start-glue-point="2" draw:end-shape="id31" draw:end-glue-point="0" svg:d="M16856 6842c0 1143 1524 381 1524 1524" svg:viewBox="0 0 1525 1525">
          <text:p text:style-name="P1"/>
        </draw:connector>
        <draw:line draw:style-name="gr15" draw:text-style-name="P15" draw:layer="layout" svg:x1="11.141cm" svg:y1="6.232cm" svg:x2="15.713cm" svg:y2="6.232cm">
          <text:p text:style-name="P1"/>
        </draw:line>
        <draw:custom-shape draw:style-name="gr26" draw:text-style-name="P16" xml:id="id15" draw:id="id15" draw:layer="layout" svg:width="2.276cm" svg:height="1.516cm" svg:x="2.31cm" svg:y="13.736cm">
          <text:p text:style-name="P1"><text:span text:style-name="T7">top</text:span></text:p>
          <text:p text:style-name="P1"><text:span text:style-name="T8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17" draw:id="id17" draw:layer="layout" svg:width="2.276cm" svg:height="1.517cm" svg:x="2.31cm" svg:y="16.769cm">
          <text:p text:style-name="P1"><text:span text:style-name="T7">A</text:span></text:p>
          <text:p text:style-name="P1"><text:span text:style-name="T8">(reg)</text:span></text:p>
          <text:p text:style-name="P1"><text:span text:style-name="T8">dim=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20" draw:id="id20" draw:layer="layout" svg:width="2.276cm" svg:height="1.517cm" svg:x="2.31cm" svg:y="19.803cm">
          <text:p text:style-name="P1"><text:span text:style-name="T7">f1</text:span></text:p>
          <text:p text:style-name="P1"><text:span text:style-name="T8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draw:type="curve" svg:x1="3.448cm" svg:y1="15.252cm" svg:x2="3.448cm" svg:y2="16.769cm" draw:start-shape="id15" draw:start-glue-point="2" draw:end-shape="id17" svg:d="M3448 15252v1517" svg:viewBox="0 0 1 1518">
          <text:p text:style-name="P1"/>
        </draw:connector>
        <draw:connector draw:style-name="gr17" draw:text-style-name="P15" draw:layer="layout" draw:type="curve" svg:x1="3.448cm" svg:y1="18.286cm" svg:x2="3.448cm" svg:y2="19.803cm" draw:start-shape="id17" draw:start-glue-point="2" draw:end-shape="id20" draw:end-glue-point="0" svg:d="M3448 18286v1517" svg:viewBox="0 0 1 1518">
          <text:p text:style-name="P1"/>
        </draw:connector>
        <draw:frame draw:style-name="gr28" draw:text-style-name="P21" draw:layer="layout" svg:width="10.62cm" svg:height="0.856cm" svg:x="10.663cm" svg:y="15.945cm">
          <draw:text-box>
            <text:p><text:span text:style-name="T11">Node <text:s text:c="6"/></text:span><text:span text:style-name="T11">represents </text:span><text:span text:style-name="T12">top.A[0].f</text:span><text:span text:style-name="T12">1</text:span></text:p>
          </draw:text-box>
        </draw:frame>
        <draw:custom-shape draw:style-name="gr29" draw:text-style-name="P22" draw:layer="layout" svg:width="0.91cm" svg:height="0.91cm" svg:x="12.336cm" svg:y="17.382cm">
          <text:p text:style-name="P3"><text:span text:style-name="T6">(f1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10.62cm" svg:height="0.856cm" svg:x="10.663cm" svg:y="17.462cm">
          <draw:text-box>
            <text:p><text:span text:style-name="T11">Node <text:s text:c="6"/></text:span><text:span text:style-name="T11">represents </text:span><text:span text:style-name="T12">top.A[1].f</text:span><text:span text:style-name="T12">1</text:span></text:p>
          </draw:text-box>
        </draw:frame>
      </draw:page>
      <draw:page draw:name="page3" draw:style-name="dp1" draw:master-page-name="Default">
        <draw:custom-shape draw:style-name="gr30" draw:text-style-name="P16" xml:id="id32" draw:id="id32" draw:layer="layout" svg:width="2.311cm" svg:height="1.541cm" svg:x="9.351cm" svg:y="3.648cm">
          <text:p text:style-name="P1"><text:span text:style-name="T7">t</text:span><text:span text:style-name="T7">o</text:span><text:span text:style-name="T7">p</text:span></text:p>
          <text:p text:style-name="P1"><text:span text:style-name="T8">(ad</text:span><text:span text:style-name="T8">drm</text:span><text:span text:style-name="T8">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33" draw:id="id33" draw:layer="layout" svg:width="2.311cm" svg:height="1.54cm" svg:x="9.351cm" svg:y="6.576cm">
          <text:p text:style-name="P1"><text:span text:style-name="T7">A</text:span></text:p>
          <text:p text:style-name="P1"><text:span text:style-name="T8">(reg)</text:span></text:p>
          <text:p text:style-name="P1"><text:span text:style-name="T8">dim=[4]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34" draw:id="id34" draw:layer="layout" svg:width="2.311cm" svg:height="1.54cm" svg:x="7.81cm" svg:y="9.657cm">
          <text:p text:style-name="P1"><text:span text:style-name="T7">f</text:span><text:span text:style-name="T7">1</text:span></text:p>
          <text:p text:style-name="P1"><text:span text:style-name="T8">(fie</text:span><text:span text:style-name="T8">ld)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35" draw:id="id35" draw:layer="layout" svg:width="2.311cm" svg:height="1.54cm" svg:x="10.891cm" svg:y="9.657cm">
          <text:p text:style-name="P1"><text:span text:style-name="T7">f</text:span><text:span text:style-name="T7">2</text:span></text:p>
          <text:p text:style-name="P1"><text:span text:style-name="T8">(fie</text:span><text:span text:style-name="T8">ld)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draw:type="curve" svg:x1="10.506cm" svg:y1="5.189cm" svg:x2="10.506cm" svg:y2="6.576cm" draw:start-shape="id32" draw:start-glue-point="2" draw:end-shape="id33" svg:d="M10506 5189v1387" svg:viewBox="0 0 1 1388">
          <text:p text:style-name="P1"/>
        </draw:connector>
        <draw:connector draw:style-name="gr17" draw:text-style-name="P15" draw:layer="layout" draw:type="curve" svg:x1="10.506cm" svg:y1="8.116cm" svg:x2="8.965cm" svg:y2="9.657cm" draw:start-shape="id33" draw:start-glue-point="2" draw:end-shape="id34" draw:end-glue-point="0" svg:d="M10506 8116c0 1156-1541 386-1541 1541" svg:viewBox="0 0 1542 1542">
          <text:p text:style-name="P1"/>
        </draw:connector>
        <draw:connector draw:style-name="gr17" draw:text-style-name="P15" draw:layer="layout" draw:type="curve" svg:x1="10.506cm" svg:y1="8.116cm" svg:x2="12.046cm" svg:y2="9.657cm" draw:start-shape="id33" draw:start-glue-point="2" draw:end-shape="id35" draw:end-glue-point="0" svg:d="M10506 8116c0 1156 1540 386 1540 1541" svg:viewBox="0 0 1541 1542">
          <text:p text:style-name="P1"/>
        </draw:connector>
        <draw:custom-shape draw:style-name="gr32" draw:text-style-name="P23" xml:id="id36" draw:id="id36" draw:layer="layout" svg:width="2.157cm" svg:height="0.617cm" svg:x="6.732cm" svg:y="4.11cm">
          <text:p text:style-name="P1"><text:span text:style-name="T13">enter to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37" draw:id="id37" draw:layer="layout" svg:width="2.157cm" svg:height="0.616cm" svg:x="6.732cm" svg:y="7.038cm">
          <text:p text:style-name="P1"><text:span text:style-name="T13">enter </text:span><text:span text:style-name="T13">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38" draw:id="id38" draw:layer="layout" svg:width="2.157cm" svg:height="0.616cm" svg:x="5.191cm" svg:y="10.119cm">
          <text:p text:style-name="P1"><text:span text:style-name="T13">enter </text:span><text:span text:style-name="T13">f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39" draw:id="id39" draw:layer="layout" svg:width="2.157cm" svg:height="0.616cm" svg:x="7.964cm" svg:y="11.814cm">
          <text:p text:style-name="P1"><text:span text:style-name="T13">exit f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40" draw:id="id40" draw:layer="layout" svg:width="2.157cm" svg:height="0.616cm" svg:x="10.891cm" svg:y="11.814cm">
          <text:p text:style-name="P1"><text:span text:style-name="T13">enter f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41" draw:id="id41" draw:layer="layout" svg:width="2.157cm" svg:height="0.616cm" svg:x="13.665cm" svg:y="10.119cm">
          <text:p text:style-name="P1"><text:span text:style-name="T13">exit f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42" draw:id="id42" draw:layer="layout" svg:width="2.157cm" svg:height="0.616cm" svg:x="12.124cm" svg:y="7.038cm">
          <text:p text:style-name="P1"><text:span text:style-name="T13">exit </text:span><text:span text:style-name="T13">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xml:id="id43" draw:id="id43" draw:layer="layout" svg:width="2.157cm" svg:height="0.617cm" svg:x="12.124cm" svg:y="4.11cm">
          <text:p text:style-name="P1"><text:span text:style-name="T13">exit </text:span><text:span text:style-name="T13">to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5" draw:layer="layout" draw:type="curve" svg:x1="7.81cm" svg:y1="4.727cm" svg:x2="7.81cm" svg:y2="7.038cm" draw:start-shape="id36" draw:start-glue-point="2" draw:end-shape="id37" draw:end-glue-point="0" svg:d="M7810 4727v2311" svg:viewBox="0 0 1 2312">
          <text:p text:style-name="P1"/>
        </draw:connector>
        <draw:connector draw:style-name="gr34" draw:text-style-name="P15" draw:layer="layout" draw:type="curve" svg:x1="7.81cm" svg:y1="7.654cm" svg:x2="6.269cm" svg:y2="10.119cm" draw:start-shape="id37" draw:start-glue-point="2" draw:end-shape="id38" draw:end-glue-point="0" svg:d="M7810 7654c0 1849-1541 617-1541 2465" svg:viewBox="0 0 1542 2466">
          <text:p text:style-name="P1"/>
        </draw:connector>
        <draw:connector draw:style-name="gr34" draw:text-style-name="P15" draw:layer="layout" draw:type="curve" svg:x1="6.269cm" svg:y1="10.735cm" svg:x2="7.964cm" svg:y2="12.122cm" draw:start-shape="id38" draw:start-glue-point="2" draw:end-shape="id39" draw:end-glue-point="3" svg:d="M6269 10735c0 925 565 1387 1695 1387" svg:viewBox="0 0 1696 1388">
          <text:p text:style-name="P1"/>
        </draw:connector>
        <draw:connector draw:style-name="gr34" draw:text-style-name="P15" draw:layer="layout" draw:type="curve" svg:x1="10.121cm" svg:y1="12.122cm" svg:x2="10.891cm" svg:y2="12.122cm" draw:start-shape="id39" draw:start-glue-point="1" draw:end-shape="id40" draw:end-glue-point="3" svg:d="M10121 12122h770" svg:viewBox="0 0 771 1">
          <text:p text:style-name="P1"/>
        </draw:connector>
        <draw:connector draw:style-name="gr34" draw:text-style-name="P15" draw:layer="layout" draw:type="curve" svg:x1="13.048cm" svg:y1="12.122cm" svg:x2="14.743cm" svg:y2="10.735cm" draw:start-shape="id40" draw:start-glue-point="1" draw:end-shape="id41" svg:d="M13048 12122c1130 0 1695-462 1695-1387" svg:viewBox="0 0 1696 1388">
          <text:p text:style-name="P1"/>
        </draw:connector>
        <draw:connector draw:style-name="gr34" draw:text-style-name="P15" draw:layer="layout" draw:type="curve" svg:x1="14.743cm" svg:y1="10.119cm" svg:x2="13.202cm" svg:y2="7.654cm" draw:start-shape="id41" draw:start-glue-point="0" draw:end-shape="id42" draw:end-glue-point="2" svg:d="M14743 10119c0-1848-1541-616-1541-2465" svg:viewBox="0 0 1542 2466">
          <text:p text:style-name="P1"/>
        </draw:connector>
        <draw:connector draw:style-name="gr34" draw:text-style-name="P15" draw:layer="layout" draw:type="curve" svg:x1="13.202cm" svg:y1="7.038cm" svg:x2="13.202cm" svg:y2="4.727cm" draw:start-shape="id42" draw:start-glue-point="0" draw:end-shape="id43" draw:end-glue-point="2" svg:d="M13202 7038v-2311" svg:viewBox="0 0 1 2312">
          <text:p text:style-name="P1"/>
        </draw:connector>
        <draw:line draw:style-name="gr34" draw:text-style-name="P15" draw:layer="layout" svg:x1="7.81cm" svg:y1="3.032cm" svg:x2="7.81cm" svg:y2="4.11cm">
          <text:p text:style-name="P1"/>
        </draw:line>
        <draw:line draw:style-name="gr34" draw:text-style-name="P15" draw:layer="layout" svg:x1="13.202cm" svg:y1="4.11cm" svg:x2="13.202cm" svg:y2="3.032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Rounded_20_short_20_Arrow" draw:marker-start-width="0.559cm" draw:marker-start-center="true" draw:marker-end-width="0.3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draw:stroke-dash="Dashed_20__28_var_29__20_4" svg:stroke-width="0.051cm" svg:stroke-color="#000000" draw:marker-start-width="0.279cm" draw:marker-end="Rounded_20_short_20_Arrow" draw:marker-end-width="0.279cm" draw:fill-gradient-name="Gradient_20_2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22:40:01.079171594</meta:creation-date>
    <dc:date>2018-06-29T22:43:53.874374724</dc:date>
    <meta:editing-duration>PT3H5M15S</meta:editing-duration>
    <meta:editing-cycles>10</meta:editing-cycles>
    <meta:generator>LibreOffice/6.0.3.2$Linux_X86_64 LibreOffice_project/00m0$Build-2</meta:generator>
    <meta:document-statistic meta:object-count="118"/>
  </office:meta>
</office:document-meta>
</file>